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6f760" officeooo:paragraph-rsid="0016f760"/>
    </style:style>
    <style:style style:name="P2" style:family="paragraph" style:parent-style-name="Standard">
      <style:paragraph-properties fo:text-align="justify" style:justify-single-word="false"/>
      <style:text-properties officeooo:rsid="001c83c2" officeooo:paragraph-rsid="001c83c2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f24aa" officeooo:paragraph-rsid="001f24aa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1b44a1" officeooo:paragraph-rsid="001f24aa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217c9c" officeooo:paragraph-rsid="001f24aa"/>
    </style:style>
    <style:style style:name="P6" style:family="paragraph" style:parent-style-name="Standard" style:list-style-name="L2">
      <style:paragraph-properties fo:text-align="justify" style:justify-single-word="false"/>
      <style:text-properties officeooo:rsid="001fda21" officeooo:paragraph-rsid="001fda21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215b12" officeooo:paragraph-rsid="00215b12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2196e5" officeooo:paragraph-rsid="002196e5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22ddbb" officeooo:paragraph-rsid="0022ddbb"/>
    </style:style>
    <style:style style:name="P10" style:family="paragraph" style:parent-style-name="Standard">
      <style:paragraph-properties fo:text-align="justify" style:justify-single-word="false"/>
      <style:text-properties officeooo:rsid="001c83c2" officeooo:paragraph-rsid="001c83c2"/>
    </style:style>
    <style:style style:name="T1" style:family="text">
      <style:text-properties officeooo:rsid="001be80b"/>
    </style:style>
    <style:style style:name="T2" style:family="text">
      <style:text-properties officeooo:rsid="0022f2c0"/>
    </style:style>
    <style:style style:name="T3" style:family="text">
      <style:text-properties officeooo:rsid="002396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Estudo de Caso 4 - </text:span>Sistema de Controle de <text:span text:style-name="T1">Projetos – Grupo 3</text:span></text:p>
      <text:p text:style-name="P1"/>
      <text:p text:style-name="P2"><text:span text:style-name="T3">O Objetivo do presente trabalho é projetar um</text:span>a aplicação <text:span text:style-name="T3">para</text:span> controlar os projetos desenvolvidos por uma empresa, possibilitando para isso a alocação de colaboradores, o controle da situação atual dos projetos e o cadastro de departamentos. <text:span text:style-name="T3">Os requisitos que devem ser atendidos neste projeto são os descritos a seguir:</text:span></text:p>
      <text:p text:style-name="P2"/>
      <text:p text:style-name="P2"/>
      <text:list xml:id="list7527224251010270578" text:style-name="L1">
        <text:list-item>
          <text:p text:style-name="P3">A entidade principal do sistema é o projeto. Um projeto possui um nome, data de inicio e de conclusão, um orçamento, uma descrição e uma situação. Esta situação pode ser: em andamento, em atraso, paralisado, cancelado, concluido). </text:p>
        </text:list-item>
        <text:list-item>
          <text:p text:style-name="P3">Um projeto quando instanciado assume a situação de “em andamento”. A alteração na situação do projeto deve informar quando foi efetuada e a motivação para a alteração e quem efetuou a alteração;</text:p>
        </text:list-item>
        <text:list-item>
          <text:p text:style-name="P3">Projetos são desenvolvidos por Departamentos. Departamentos possuem os seguintes atributos: nome, descrição, orçamento, email e telefone. (a soma dos orçamentos dos projetos não pode ser maior que o orçamento do departamento).</text:p>
        </text:list-item>
        <text:list-item>
          <text:p text:style-name="P3">Os colaboradores que são alocados aos projetos estão lotados nos departamentos e cada departamento tem um gerente, que é um colaborador;</text:p>
        </text:list-item>
        <text:list-item>
          <text:p text:style-name="P3">Colaboradores possuem os seguintes atributos: Nome, CPF, Sexo, Data de Nascimento, remuneração, e-mail, endereço e telefone. </text:p>
        </text:list-item>
      </text:list>
      <text:list xml:id="list7967133437980966350" text:style-name="L2">
        <text:list-item>
          <text:p text:style-name="P4">Telefones são identificados pelo seu tipo (fixo ou móvel), pelo número e pela operadora;</text:p>
        </text:list-item>
        <text:list-item>
          <text:p text:style-name="P5">O Endereco é composto do tipo (rua, avenida, alameda, etc), nome, número, complemento, bairro, cep, cidade, estado). O endereço deve ser persistido no sistema, porém os dados devem ser obtidos através de consulta ao WebServices dos Correios. Caso o endereço não exista nos correios, o sistema deve permitir o cadastramento do mesmo.</text:p>
        </text:list-item>
        <text:list-item>
          <text:p text:style-name="P6">Um colaborador pode estar alocado a mais de um projeto.</text:p>
        </text:list-item>
        <text:list-item>
          <text:p text:style-name="P7">A alocação de um colaborador a um projeto deve informar a carga horária e a situação desta alocação, que pode estar ativa ou encerrada.</text:p>
        </text:list-item>
        <text:list-item>
          <text:p text:style-name="P8">Todos os colaboradores devem estar alocados a pelo menos um projeto do departamento.</text:p>
        </text:list-item>
        <text:list-item>
          <text:p text:style-name="P9">O sistema deverá informar listar os projetos por departamento, sendo filtrados por sua respectiva situação;</text:p>
        </text:list-item>
        <text:list-item>
          <text:p text:style-name="P9">O sistema deverá ser capaz de informar quais os colaboradores estão ou estiveram alocados a um projeto em determinado período;</text:p>
        </text:list-item>
        <text:list-item>
          <text:p text:style-name="P9">O sistema deverá ser capaz de verificar se os orçamentos do projetos não ultrapassam o orçamento do departamento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5-12-06T13:12:00.396252228</meta:creation-date>
    <dc:date>2016-08-29T13:46:45.399991839</dc:date>
    <meta:editing-duration>PT9M54S</meta:editing-duration>
    <meta:editing-cycles>14</meta:editing-cycles>
    <meta:generator>LibreOffice/5.1.4.2$Linux_X86_64 LibreOffice_project/10m0$Build-2</meta:generator>
    <meta:print-date>2016-08-29T13:46:37.814278369</meta:print-date>
    <meta:document-statistic meta:table-count="0" meta:image-count="0" meta:object-count="0" meta:page-count="1" meta:paragraph-count="15" meta:word-count="377" meta:character-count="2358" meta:non-whitespace-character-count="2006"/>
  </office:meta>
</office:document-meta>
</file>